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2pt" fo:font-weight="normal" officeooo:rsid="00ed2473" officeooo:paragraph-rsid="00ed2473" style:font-size-asian="12pt" style:font-weight-asian="normal" style:font-size-complex="12pt" style:font-weight-complex="normal"/>
    </style:style>
    <style:style style:name="P8" style:family="paragraph" style:parent-style-name="Standard">
      <style:text-properties fo:font-size="12pt" fo:font-style="italic" style:text-underline-style="solid" style:text-underline-width="auto" style:text-underline-color="font-color" fo:font-weight="bold" officeooo:rsid="00f694bd" officeooo:paragraph-rsid="00f694bd" style:font-size-asian="12pt" style:font-style-asian="italic" style:font-weight-asian="bold" style:font-size-complex="12pt" style:font-style-complex="italic" style:font-weight-complex="bold"/>
    </style:style>
    <style:style style:name="P9" style:family="paragraph" style:parent-style-name="Standard">
      <style:text-properties fo:font-size="12pt" fo:font-style="italic" style:text-underline-style="solid" style:text-underline-width="auto" style:text-underline-color="font-color" fo:font-weight="bold" officeooo:rsid="00f75d82" officeooo:paragraph-rsid="00f75d82" style:font-size-asian="12pt" style:font-style-asian="italic" style:font-weight-asian="bold" style:font-size-complex="12pt" style:font-style-complex="italic" style:font-weight-complex="bold"/>
    </style:style>
    <style:style style:name="P10" style:family="paragraph" style:parent-style-name="Standard">
      <style:text-properties fo:font-size="12pt" fo:font-style="italic" style:text-underline-style="none" fo:font-weight="bold" officeooo:rsid="00f75d82" officeooo:paragraph-rsid="00f694bd" style:font-size-asian="12pt" style:font-style-asian="italic" style:font-weight-asian="bold" style:font-size-complex="12pt" style:font-style-complex="italic" style:font-weight-complex="bold"/>
    </style:style>
    <style:style style:name="P11" style:family="paragraph" style:parent-style-name="Standard">
      <style:text-properties fo:font-size="12pt" fo:font-style="normal" fo:font-weight="normal" officeooo:rsid="00f694bd" officeooo:paragraph-rsid="00f694bd" style:font-size-asian="12pt" style:font-style-asian="normal" style:font-weight-asian="normal" style:font-size-complex="12pt" style:font-style-complex="normal" style:font-weight-complex="normal"/>
    </style:style>
    <style:style style:name="P12" style:family="paragraph" style:parent-style-name="Standard">
      <style:text-properties fo:font-size="14pt" fo:font-weight="normal" officeooo:rsid="00f8f8c0" officeooo:paragraph-rsid="00fd62bf" style:font-size-asian="14pt" style:font-weight-asian="normal" style:font-size-complex="14pt" style:font-weight-complex="normal"/>
    </style:style>
    <style:style style:name="P13" style:family="paragraph" style:parent-style-name="Standard">
      <style:text-properties fo:font-size="14pt" fo:font-weight="normal" officeooo:rsid="00f77649" officeooo:paragraph-rsid="00fd62bf" style:font-size-asian="14pt" style:font-weight-asian="normal" style:font-size-complex="14pt" style:font-weight-complex="normal"/>
    </style:style>
    <style:style style:name="P14" style:family="paragraph" style:parent-style-name="Standard">
      <style:text-properties fo:font-size="14pt" fo:font-weight="normal" officeooo:rsid="00fd62bf" officeooo:paragraph-rsid="00fd62bf" style:font-size-asian="14pt" style:font-weight-asian="normal" style:font-size-complex="14pt" style:font-weight-complex="normal"/>
    </style:style>
    <style:style style:name="P15" style:family="paragraph" style:parent-style-name="Standard">
      <style:text-properties fo:font-size="14pt" fo:font-weight="normal" officeooo:rsid="00faadd7" officeooo:paragraph-rsid="00febdcb" style:font-size-asian="14pt" style:font-weight-asian="normal" style:font-size-complex="14pt" style:font-weight-complex="normal"/>
    </style:style>
    <style:style style:name="P16" style:family="paragraph" style:parent-style-name="Standard">
      <style:text-properties fo:font-size="14pt" fo:font-weight="normal" officeooo:rsid="00f178f0" officeooo:paragraph-rsid="00febdcb" style:font-size-asian="14pt" style:font-weight-asian="normal" style:font-size-complex="14pt" style:font-weight-complex="normal"/>
    </style:style>
    <style:style style:name="P17" style:family="paragraph" style:parent-style-name="Standard">
      <style:text-properties fo:font-size="14pt" fo:font-weight="normal" officeooo:rsid="00febdcb" officeooo:paragraph-rsid="00febdcb" style:font-size-asian="14pt" style:font-weight-asian="normal" style:font-size-complex="14pt" style:font-weight-complex="normal"/>
    </style:style>
    <style:style style:name="P18" style:family="paragraph" style:parent-style-name="Standard">
      <style:text-properties fo:font-size="14pt" fo:font-weight="normal" officeooo:rsid="01007aa5" officeooo:paragraph-rsid="01007aa5" style:font-size-asian="14pt" style:font-weight-asian="normal" style:font-size-complex="14pt" style:font-weight-complex="normal"/>
    </style:style>
    <style:style style:name="P19" style:family="paragraph" style:parent-style-name="Standard">
      <style:text-properties fo:font-size="14pt" fo:font-weight="normal" officeooo:rsid="01020e0f" officeooo:paragraph-rsid="01020e0f" style:font-size-asian="14pt" style:font-weight-asian="normal" style:font-size-complex="14pt" style:font-weight-complex="normal"/>
    </style:style>
    <style:style style:name="P20" style:family="paragraph" style:parent-style-name="Standard">
      <style:text-properties fo:font-size="14pt" fo:font-weight="normal" officeooo:rsid="01034fc7" officeooo:paragraph-rsid="01034fc7" style:font-size-asian="14pt" style:font-weight-asian="normal" style:font-size-complex="14pt" style:font-weight-complex="normal"/>
    </style:style>
    <style:style style:name="P21" style:family="paragraph" style:parent-style-name="Standard">
      <style:text-properties fo:font-size="14pt" officeooo:paragraph-rsid="00fd62bf" style:font-size-asian="14pt" style:font-size-complex="14pt"/>
    </style:style>
    <style:style style:name="P22" style:family="paragraph" style:parent-style-name="Standard">
      <style:text-properties fo:font-size="14pt" officeooo:paragraph-rsid="01007aa5" style:font-size-asian="14pt" style:font-size-complex="14pt"/>
    </style:style>
    <style:style style:name="P23" style:family="paragraph" style:parent-style-name="Standard">
      <style:text-properties style:text-position="0% 100%" fo:font-size="12pt" fo:font-weight="normal" officeooo:rsid="00ec24e1" officeooo:paragraph-rsid="00ed2473" style:font-size-asian="12pt" style:font-weight-asian="normal" style:font-size-complex="12pt" style:font-weight-complex="normal"/>
    </style:style>
    <style:style style:name="P24" style:family="paragraph" style:parent-style-name="Standard">
      <style:text-properties style:text-position="0% 100%" fo:font-size="12pt" fo:font-weight="normal" officeooo:rsid="00ec24e1" officeooo:paragraph-rsid="00febdcb" style:font-size-asian="12pt" style:font-weight-asian="normal" style:font-size-complex="12pt" style:font-weight-complex="normal"/>
    </style:style>
    <style:style style:name="P25" style:family="paragraph" style:parent-style-name="Standard">
      <style:text-properties fo:font-size="12pt" fo:font-weight="normal" officeooo:rsid="00ed2473" officeooo:paragraph-rsid="00f54072" style:font-size-asian="12pt" style:font-weight-asian="normal" style:font-size-complex="12pt" style:font-weight-complex="normal"/>
    </style:style>
    <style:style style:name="P26" style:family="paragraph" style:parent-style-name="Standard">
      <style:text-properties fo:font-size="12pt" fo:font-weight="normal" officeooo:rsid="00ed2473" officeooo:paragraph-rsid="00ed2473"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fo:font-size="20pt" fo:font-weight="bold" officeooo:paragraph-rsid="01007aa5" style:font-size-asian="20pt" style:font-weight-asian="bold" style:font-size-complex="20pt" style:font-weight-complex="bold"/>
    </style:style>
    <style:style style:name="T1" style:family="text">
      <style:text-properties officeooo:rsid="00d89bbb"/>
    </style:style>
    <style:style style:name="T2" style:family="text">
      <style:text-properties style:text-position="0% 100%"/>
    </style:style>
    <style:style style:name="T3" style:family="text">
      <style:text-properties style:text-position="0% 100%" officeooo:rsid="01034fc7"/>
    </style:style>
    <style:style style:name="T4" style:family="text">
      <style:text-properties officeooo:rsid="00f178f0"/>
    </style:style>
    <style:style style:name="T5" style:family="text">
      <style:text-properties style:text-underline-style="none"/>
    </style:style>
    <style:style style:name="T6" style:family="text">
      <style:text-properties style:text-underline-style="none" officeooo:rsid="00f75d82"/>
    </style:style>
    <style:style style:name="T7" style:family="text">
      <style:text-properties fo:font-weight="normal" officeooo:rsid="00fd62bf"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officeooo:rsid="00fd62bf"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febdcb"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1020e0f" style:font-style-asian="italic" style:font-weight-asian="bold" style:font-style-complex="italic" style:font-weight-complex="bold"/>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text-underline-style="none" fo:font-weight="bold" officeooo:rsid="00fd62bf" style:font-style-asian="italic" style:font-weight-asian="bold" style:font-style-complex="italic" style:font-weight-complex="bold"/>
    </style:style>
    <style:style style:name="T15" style:family="text">
      <style:text-properties fo:font-style="italic" style:text-underline-style="none" fo:font-weight="bold" officeooo:rsid="00febdcb" style:font-style-asian="italic" style:font-weight-asian="bold" style:font-style-complex="italic" style:font-weight-complex="bold"/>
    </style:style>
    <style:style style:name="T16" style:family="text">
      <style:text-properties fo:font-style="italic" style:text-underline-style="none" fo:font-weight="bold" officeooo:rsid="01020e0f" style:font-style-asian="italic" style:font-weight-asian="bold" style:font-style-complex="italic" style:font-weight-complex="bold"/>
    </style:style>
    <style:style style:name="T17" style:family="text">
      <style:text-properties officeooo:rsid="00faadd7"/>
    </style:style>
    <style:style style:name="T18" style:family="text">
      <style:text-properties officeooo:rsid="00fd62bf"/>
    </style:style>
    <style:style style:name="T19" style:family="text">
      <style:text-properties officeooo:rsid="00febdcb"/>
    </style:style>
    <style:style style:name="T20" style:family="text">
      <style:text-properties officeooo:rsid="01007aa5"/>
    </style:style>
    <style:style style:name="T21" style:family="text">
      <style:text-properties officeooo:rsid="01020e0f"/>
    </style:style>
    <style:style style:name="T22" style:family="text">
      <style:text-properties style:text-position="sub 58%"/>
    </style:style>
    <style:style style:name="T23" style:family="text">
      <style:text-properties style:text-position="sub 58%" officeooo:rsid="01034fc7"/>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4">Sparsified Multiplication.</text:span></text:p>
      <text:p text:style-name="P1">Richard Parker <text:span text:style-name="T18">12.2</text:span>.201<text:span text:style-name="T4">9</text:span></text:p>
      <text:p text:style-name="P5"/>
      <text:p text:style-name="P6">Section 1 – Introduction<text:span text:style-name="T1">.</text:span></text:p>
      <text:p text:style-name="P4"/>
      <text:p text:style-name="P13">One can view &lt;characteristic polynomial&gt; as a process of gradually increasing the sparsity of a matrix until <text:span text:style-name="T18">t</text:span>he characterisic polynomial is visible.<text:span text:style-name="T18"> <text:s/>This is the main reason for including the "sparsifed multiplication" module, though it seems likely that other applications might make more minor use of the idea. <text:s/></text:span><text:span text:style-name="T10">TBD</text:span><text:span text:style-name="T14"> it is not clear at the moment whether these uses warrant the inclusion of sparsified multiplication in the fMultiply routine. <text:s/>I will presume not for the time being . . . perhaps they might be moved there later.</text:span></text:p>
      <text:p text:style-name="P13"/>
      <text:p text:style-name="P14">The program under consideration, therefore, reads in a sparsified matrix and writes out a more sparsified matrix. <text:s/>This program needs to use multiple cores and the HPMI.</text:p>
      <text:p text:style-name="P14"/>
      <text:p text:style-name="P14">By definition, a <text:span text:style-name="T8">sparsified</text:span> matrix is one where some (usually most) of the rows are zero except for one entry, which is 1. <text:s/>There is also an advantage in making consecutive rows all be sparse with the 1 in consecutive columns, so that the sparse part of the multiply can use DCut and DPaste effectively. <text:s/>The other (non-sparse) rows are completely dense, or at least stored as if they were.</text:p>
      <text:p text:style-name="P14"/>
      <text:p text:style-name="P12">Vectors, or more usually lists (matrices) of vectors, are then multiplied by extracting the columns corresponding to dense rows, multiply<text:span text:style-name="T17">i</text:span>ng by the dense matrix, then shifing the columns corresponding to the sparse rows<text:span text:style-name="T18"> using DCut and DPaste</text:span>, and adding the two together.</text:p>
      <text:p text:style-name="P12"/>
      <text:p text:style-name="P15">For production, we will be taking a batch of rows and repeatedly multiplying by the sparsified matrix. <text:s/>These will be subjected to Gaussian elimination, and it is the cleaner that is required to produce the dense rows.<text:span text:style-name="T19"> <text:s/></text:span><text:span text:style-name="T11">TBD</text:span><text:span text:style-name="T15"> notice that only the cleaner is needed, so that the idea Gaussian routine is currently not written. <text:s/>Full Echelize will do the job, but wastes about half its time computing the multiplier, which is not needed.</text:span></text:p>
      <text:p text:style-name="P13"/>
      <text:p text:style-name="P16">The first need is to specify the header format, and I propose hdr[0]=5 (sparsified), hdr[1]=fdef,</text:p>
      <text:p text:style-name="P16">hdr[2]=nor, hdr[3]=noc, hdr[4]=??.</text:p>
      <text:p text:style-name="P16"/>
      <text:p text:style-name="P17">The main need is to be able to drive the various DCut and DPaste operations to do both the sparse and the dense parts of the multiplication. <text:s/><text:span text:style-name="T9">TBD</text:span><text:span text:style-name="T13"> it is worth getting a first idea of the relative speeds of these, to decide which bits are worth using multiple cores for.</text:span></text:p>
      <text:p text:style-name="P16"/>
      <text:p text:style-name="P18"><text:soft-page-break/>Towards the end (i.e. when the number of dense rows is tiny - less than 100, say) it may be sensible to use Dfmt rather than the HPMI. <text:s/>Presumbably by then the multiplication is anyway a tiny job compared to the Gaussian. <text:s/>At the very end, the determinant of polynomials may be the preferable method.</text:p>
      <text:p text:style-name="P18"/>
      <text:p text:style-name="P27">Section <text:span text:style-name="T20">2</text:span> – In<text:span text:style-name="T20">itial Performance Estimates.</text:span></text:p>
      <text:p text:style-name="P22"/>
      <text:p text:style-name="P18">As a case study, I propose to use the computation of the characteristic polynomial of a 1,000,000 x 1,000,000 matrix over GF(9). <text:s/>The St. Andrews machine "lovelace" will be assumed - 64 AMD piledriver cores, 512 GB. <text:s/>A matrix multiplication at this scale takes about 5 days, and the matrix occupies 512GB, and I will assume (as is probably correct) that it <text:span text:style-name="T21">does </text:span>not (quite) fit in memory, but once sparsifed, it will.</text:p>
      <text:p text:style-name="P18"/>
      <text:p text:style-name="P18">The first step, which is probably a separate program, takes a fairly large batch of rows and repeatedly multiplies by the matrix using strategy II - read in A, zeroize C then read through B multiplying A b<text:span text:style-name="T21">y</text:span> that and adding in to C. <text:s/>mmul already has this algorithm implemented (though whether it should be separated out is a good question!).<text:span text:style-name="T21"> <text:s/>This should take about five days, plus another 2.5 days (or 5 using full echelize) to do the Gaussian. <text:s/></text:span><text:span text:style-name="T12">TBD</text:span><text:span text:style-name="T16"> there is al alternative strategy that only makes half the rows sparse, doing considerably less work, the point being that it gets the matrix into memory with minimum work. Whether this is a good idea depends on how fast the subsequent steps are. <text:s/>There is also a 2/3 strategy to consider.</text:span></text:p>
      <text:p text:style-name="P18"/>
      <text:p text:style-name="P19">The next step is the main "intermediate" sparsify program, which takes a sparsified matrix and makes it yet more sparsified. <text:s/>Let D<text:span text:style-name="T22">in</text:span> be the proportion of dense rows in the input matrix and D<text:span text:style-name="T22">out</text:span><text:span text:style-name="T2"> be the proportion of dense rows in the output matrix. <text:s/>The dense part of the work is therefore, to a first approximation, going to take D</text:span><text:span text:style-name="T22">in</text:span><text:span text:style-name="T2"> x 5 days to do the multiplication assuming D</text:span><text:span text:style-name="T22">out</text:span><text:span text:style-name="T2"> is large enough for the HPMI to be sensible, and that multiple cores are used.</text:span><text:span text:style-name="T3"> <text:s/>This is almost negligible compared to the Gaussian.</text:span><text:span text:style-name="T2"> </text:span><text:span text:style-name="T3">Once D</text:span><text:span text:style-name="T23">in</text:span><text:span text:style-name="T3"> is less than about 0.001, however, we will find that D</text:span><text:span text:style-name="T23">out</text:span><text:span text:style-name="T3"> is tiny and probably Dfmt is appropriate, though whether it is best to use Dfmt is not clear. <text:s/>This involves 1,000,000 DSMad operations, each adding 1,000 rows of 1,000,000 entries. <text:s/>In Dfmt this is about 1,000,000 seconds, or about 10 days. <text:s/>Not good enough. <text:s/>We must either use HPMI or multiple cores at this scale.</text:span></text:p>
      <text:p text:style-name="P19"><text:span text:style-name="T3"/></text:p>
      <text:p text:style-name="P20"><text:span text:style-name="T2">As a straw man, therefore, it looks like we need . . .</text:span></text:p>
      <text:p text:style-name="P20"><text:span text:style-name="T2"/></text:p>
      <text:p text:style-name="P20"><text:span text:style-name="T2">One run of a program to halve the density of the matrix so that it fits in memory.</text:span></text:p>
      <text:p text:style-name="P20"><text:span text:style-name="T2">One run of a program with multiple cores repeatedly multiplying 1,000 vectors using HPMI and multiple cores to get a matrix with only about 1,000 dense rows.</text:span></text:p>
      <text:p text:style-name="P20"><text:span text:style-name="T2">One run of a program using Dfmt on 10 rows using multiple cores but not the HPMI to get a matrix with about 10 dense rows.</text:span></text:p>
      <text:p text:style-name="P20"><text:span text:style-name="T2">One run of a program doing a determinant of polynomials to get the final answer.</text:span></text:p>
      <text:p text:style-name="P21"><text:span text:style-name="T7">===========================================</text:span></text:p>
      <text:p text:style-name="P11"/>
      <text:p text:style-name="P8"><text:soft-page-break/>TBD<text:span text:style-name="T5"> The method of last resort is to cut chunks out of A into a clipboard and then to paste them into the matrix C. <text:s/>There is the alternative of cutting straight into matrix C without proceeding via the clipboard, but this currently is not possible because there is no "stride" passed to either of DCut nor DPaste</text:span><text:span text:style-name="T6"> for the clipboard. <text:s/>I could put it in. <text:s/>A third alternative is that multiply itself notices when memcpy canbe used and doesn't call DCut/DPaste at all if so. <text:s/>A fourth option is that the file format is amended to indicate this. <text:s/>Question - is a sparsified matrix "descriptive" or "imperative"?</text:span></text:p>
      <text:p text:style-name="P10"/>
      <text:p text:style-name="P9">TBD<text:span text:style-name="T5"> In any case, all extractions will surely be faster if they are complete bytes in registration, and there is then the question as to whether we put any effort into making it be like that. <text:s/>This only applies to fields up to sixteen. <text:s/>I need to think out whether this ever has a noticeable performance impact. <text:s/>It may well not be worth bothering with.</text:span></text:p>
      <text:p text:style-name="P25"/>
      <text:p text:style-name="P7">It seems clear that the matrix is then converted into Bfmt - hence the name 'B'. <text:s/>It is not clear that B is ever needed in any other format. <text:s/>Notice that, for extension fields, this conversion happens below the linear forms transformation.</text:p>
      <text:p text:style-name="P7"/>
      <text:p text:style-name="P7">The batches being multiplied by B go into the multiplication in Afmt, and the result comes out in Cfmt, and it also seems clear that the transformation of this Cfmt back to Afmt proceeds via (extension field) Dfmt.</text:p>
      <text:p text:style-name="P7"/>
      <text:p text:style-name="P24">As the computation proceeds, heuristics should be collected to give an estimate of the degree of the minimal polynomial, which can in turn be used to guide the future work.</text:p>
      <text:p text:style-name="P24"/>
      <text:p text:style-name="P7">There is also a need to do Gaussian elimination, and at first sight there are two approaches. <text:s/>Either the matrix is put into full NREF, or the cleaning is done one batch at a time. <text:s/>Either way, once the pivots have been extracted, these need to be converted to Afmt, so the bulk of the Gaussian matrix is also held in Bfmt, and the rows being cleaned need to be Cfmt. <text:s/>Let's look in a bit more detail at the two approache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2-12T12:31:41.397498765</dc:date>
    <meta:editing-duration>P4DT7H46M43S</meta:editing-duration>
    <meta:editing-cycles>425</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29" meta:word-count="1268" meta:character-count="7218" meta:non-whitespace-character-count="5939"/>
  </office:meta>
</office:document-meta>
</file>